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adea" svg:font-family="Calade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weight="bold" style:font-weight-asian="bold" style:font-weight-complex="bold"/>
    </style:style>
    <style:style style:name="P3" style:family="paragraph" style:parent-style-name="Standard" style:list-style-name="L1">
      <style:text-properties style:font-name="Calibri"/>
    </style:style>
    <style:style style:name="P4" style:family="paragraph" style:parent-style-name="Standard" style:list-style-name="L2">
      <style:text-properties style:font-name="Calibri"/>
    </style:style>
    <style:style style:name="P5" style:family="paragraph" style:parent-style-name="Standard">
      <style:paragraph-properties fo:margin-left="1.245cm" fo:margin-right="0cm" fo:text-indent="0cm" style:auto-text-indent="false"/>
      <style:text-properties style:font-name="Calibri"/>
    </style:style>
    <style:style style:name="P6" style:family="paragraph" style:parent-style-name="Standard">
      <style:paragraph-properties fo:margin-left="1.245cm" fo:margin-right="0cm" fo:text-indent="0cm" style:auto-text-indent="false"/>
      <style:text-properties style:font-name="Calibri" fo:font-style="italic" style:font-style-asian="italic" style:font-style-complex="italic"/>
    </style:style>
    <style:style style:name="P7" style:family="paragraph" style:parent-style-name="Standard">
      <style:paragraph-properties fo:margin-left="0cm" fo:margin-right="0cm" fo:text-indent="0cm" style:auto-text-indent="false"/>
      <style:text-properties style:font-name="Calibri" fo:font-style="normal" style:font-style-asian="normal" style:font-style-complex="normal"/>
    </style:style>
    <style:style style:name="P8" style:family="paragraph" style:parent-style-name="Standard">
      <style:paragraph-properties fo:margin-left="0cm" fo:margin-right="0cm" fo:text-indent="0cm" style:auto-text-indent="false"/>
      <style:text-properties fo:color="#6666ff" style:font-name="Calibri" fo:font-style="normal" fo:font-weight="bold" style:font-style-asian="normal" style:font-weight-asian="bold" style:font-style-complex="normal" style:font-weight-complex="bold"/>
    </style:style>
    <style:style style:name="T1" style:family="text">
      <style:text-properties fo:color="#ff420e" fo:font-weight="bold" style:font-weight-asian="bold" style:font-weight-complex="bold"/>
    </style:style>
    <style:style style:name="T2" style:family="text">
      <style:text-properties style:font-name="Calibr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yecto 2ª Evaluación Víctor Visús García.</text:p>
      <text:p text:style-name="P1"/>
      <text:p text:style-name="P1"/>
      <text:p text:style-name="P1">Por problemas de tiempo el proyecto no cumple con las funcionalidades indicadas en el documento enviado al comienzo de la evaluación, pero, hasta donde esta realizado, si cumple con las especificacioens técnicas que indicaste.</text:p>
      <text:p text:style-name="P1"/>
      <text:list xml:id="list3640405781769040882" text:style-name="L1">
        <text:list-item>
          <text:p text:style-name="P3">Control de la entrada de datos</text:p>
        </text:list-item>
        <text:list-item>
          <text:p text:style-name="P3">Interfaz gráfica con más de una pantalla</text:p>
        </text:list-item>
        <text:list-item>
          <text:p text:style-name="P3">Jerarquía de clases de al menos dos niveles propios (clase base y clase hija)</text:p>
        </text:list-item>
        <text:list-item>
          <text:p text:style-name="P3">Clase de excepción personalizada</text:p>
        </text:list-item>
        <text:list-item>
          <text:p text:style-name="P3">Uso de una colección de objetos, preferentemente Array o ArrayList que se pueda ordenar por al menos un criterio. <text:span text:style-name="T1">--&gt; Esta NO, si que usa un arraylist pero no lo he ordenado</text:span></text:p>
        </text:list-item>
        <text:list-item>
          <text:p text:style-name="P3">Acceso a BD para realizar las 4 acciones elementales CRUD (Crear, Leer, Actualizar y Borrar)</text:p>
        </text:list-item>
      </text:list>
      <text:p text:style-name="P1"/>
      <text:p text:style-name="P1">Las funcionalidades que he realizado son:</text:p>
      <text:list xml:id="list879092752311096221" text:style-name="L2">
        <text:list-item>
          <text:p text:style-name="P4">Registrar un usuario</text:p>
        </text:list-item>
        <text:list-item>
          <text:p text:style-name="P4">Iniciar sesión</text:p>
          <text:list>
            <text:list-item>
              <text:p text:style-name="P4">Dependiendo del tipo de usuario carga unos valores u otros y accede a un menú u a otro (No hay implementada ninguna funcionalidad en ese menú)</text:p>
            </text:list-item>
          </text:list>
        </text:list-item>
        <text:list-item>
          <text:p text:style-name="P4">Modificar los datos de registro</text:p>
        </text:list-item>
        <text:list-item>
          <text:p text:style-name="P4">Eliminar el usuario</text:p>
        </text:list-item>
      </text:list>
      <text:p text:style-name="P1"/>
      <text:p text:style-name="P1">Te mando lo que tengo hecho, básicamente es el registro y login de usuarios, dependiendo su tipo puede ver unos elementos u otros en su "panel de control"</text:p>
      <text:p text:style-name="P1"/>
      <text:p text:style-name="P1">El programa trabaja en MySQL, sobre la base de datos test, usuario root contraseña admin.</text:p>
      <text:p text:style-name="P1"/>
      <text:p text:style-name="P1">Si tienes que cambiar la contraseña o el usuario, en la carpeta "Modelo" hay una clase "Conexion", donde establece estas configuraciones.</text:p>
      <text:p text:style-name="P1"/>
      <text:p text:style-name="P1">Adjunto un script sql para la creación de las tablas.</text:p>
      <text:p text:style-name="P5">El script crea dos usuarios de ejemplo</text:p>
      <text:p text:style-name="P6">Usuario: invitadoSala - Password: invitado</text:p>
      <text:p text:style-name="P6">Usuario: invitadoArtista – Password: invitado</text:p>
      <text:p text:style-name="P7"><text:span text:style-name="T2"/></text:p>
      <text:p text:style-name="P7"><text:span text:style-name="T2"/></text:p>
      <text:p text:style-name="P8">En referencia al horario de presentación del proyecto, me da igual el miercoles 12 o el jueves 13, pero ambos por la tarde (el 13 por la mañana ya tengo que ir al trabaj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adea" svg:font-family="Calade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7M17S</meta:editing-duration>
    <meta:editing-cycles>3</meta:editing-cycles>
    <meta:generator>OpenOffice/4.1.9$Win32 OpenOffice.org_project/419m1$Build-9805</meta:generator>
    <dc:date>2021-05-09T13:18:19.82</dc:date>
    <meta:document-statistic meta:table-count="0" meta:image-count="0" meta:object-count="0" meta:page-count="1" meta:paragraph-count="22" meta:word-count="290" meta:character-count="1710"/>
    <meta:user-defined meta:name="Info 1"/>
    <meta:user-defined meta:name="Info 2"/>
    <meta:user-defined meta:name="Info 3"/>
    <meta:user-defined meta:name="Info 4"/>
  </office:meta>
</office:document-meta>
</file>